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BB50000014D05DD584B71C48E3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style:use-window-font-color="true" style:font-name="Arial" fo:font-size="9pt" officeooo:paragraph-rsid="00201c01" style:font-name-asian="Webdings" style:font-size-asian="9pt" style:font-name-complex="Webdings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officeooo:paragraph-rsid="00281852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style:font-name-asian="Webdings" style:font-size-asian="10pt" style:font-name-complex="Webdings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officeooo:paragraph-rsid="00281852" style:font-name-asian="Webdings" style:font-size-asian="10pt" style:font-name-complex="Webdings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9pt" officeooo:rsid="001d5d14" officeooo:paragraph-rsid="0024ab8d" style:font-name-asian="Webdings" style:font-size-asian="9pt" style:font-name-complex="Webdings" style:font-size-complex="9pt"/>
    </style:style>
    <style:style style:name="P7" style:family="paragraph" style:parent-style-name="Standard">
      <style:paragraph-properties fo:text-align="center" style:justify-single-word="false"/>
      <style:text-properties style:font-name="Arial" fo:font-size="9pt" officeooo:rsid="001d5d14" officeooo:paragraph-rsid="001d5d14" style:font-name-asian="Webdings" style:font-size-asian="9pt" style:font-name-complex="Webdings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3pt" fo:font-weight="bold" officeooo:rsid="001d765a" officeooo:paragraph-rsid="00281852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size="14pt" officeooo:rsid="001d5d14" officeooo:paragraph-rsid="00281852" style:font-name-asian="Webdings" style:font-size-asian="12.25pt" style:font-name-complex="Webdings" style:font-size-complex="14pt"/>
    </style:style>
    <style:style style:name="P10" style:family="paragraph" style:parent-style-name="Standard">
      <style:paragraph-properties fo:text-align="center" style:justify-single-word="false"/>
      <style:text-properties fo:color="#00ff00" style:font-name="Arial" fo:font-size="9pt" officeooo:rsid="001b83eb" officeooo:paragraph-rsid="001b83eb" style:font-name-asian="Webdings" style:font-size-asian="9pt" style:font-name-complex="Webdings" style:font-size-complex="9pt"/>
    </style:style>
    <style:style style:name="P11" style:family="paragraph" style:parent-style-name="Standard" style:master-page-name="">
      <loext:graphic-properties draw:fill="none"/>
      <style:paragraph-properties fo:margin-left="0.75in" fo:margin-right="0.75in" fo:text-align="center" style:justify-single-word="false" fo:text-indent="0in" style:auto-text-indent="false" style:page-number="auto" fo:background-color="transparent"/>
      <style:text-properties style:font-name="Arial" fo:font-size="7pt" officeooo:rsid="001d5d14" officeooo:paragraph-rsid="001d5d14" style:font-name-asian="Webdings" style:font-size-asian="7pt" style:font-name-complex="Webdings" style:font-size-complex="7pt"/>
    </style:style>
    <style:style style:name="P12" style:family="paragraph" style:parent-style-name="Standard" style:master-page-name="">
      <loext:graphic-properties draw:fill="none"/>
      <style:paragraph-properties fo:margin-left="0.6252in" fo:margin-right="0.6252in" fo:text-align="center" style:justify-single-word="false" fo:text-indent="0in" style:auto-text-indent="false" style:page-number="auto" fo:background-color="transparent"/>
      <style:text-properties style:font-name="Arial" fo:font-size="7pt" officeooo:rsid="001d5d14" officeooo:paragraph-rsid="00281852" style:font-name-asian="Webdings" style:font-size-asian="7pt" style:font-name-complex="Webdings" style:font-size-complex="7p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</style:style>
    <style:style style:name="T1" style:family="text">
      <style:text-properties officeooo:rsid="0020ffbc"/>
    </style:style>
    <style:style style:name="T2" style:family="text">
      <style:text-properties officeooo:rsid="00237dba"/>
    </style:style>
    <style:style style:name="T3" style:family="text">
      <style:text-properties officeooo:rsid="001ef7ad"/>
    </style:style>
    <style:style style:name="T4" style:family="text">
      <style:text-properties officeooo:rsid="001d765a"/>
    </style:style>
    <style:style style:name="T5" style:family="text">
      <style:text-properties officeooo:rsid="001d5d14" style:font-name-asian="Webdings" style:font-name-complex="Webdings"/>
    </style:style>
    <style:style style:name="T6" style:family="text">
      <style:text-properties officeooo:rsid="00237dba" style:font-name-asian="Webdings" style:font-name-complex="Webdings"/>
    </style:style>
    <style:style style:name="T7" style:family="text">
      <style:text-properties style:font-name="Arial" fo:font-size="10pt" style:font-size-asian="10pt" style:font-size-complex="10pt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in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ge" style:horizontal-pos="center" style:horizontal-rel="page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453in" style:run-through="foreground" style:wrap="run-through" style:number-wrapped-paragraphs="no-limit" style:vertical-pos="from-top" style:vertical-rel="page" style:horizontal-pos="center" style:horizontal-rel="page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line text:anchor-type="page" text:anchor-page-number="1" draw:z-index="0" draw:style-name="gr1" draw:text-style-name="P13" svg:x1="1.1252in" svg:y1="1in" svg:x2="4.8752in" svg:y2="1in">
        <text:p/>
      </draw:line>
      <draw:frame text:anchor-type="page" text:anchor-page-number="1" draw:z-index="1" draw:style-name="gr2" draw:text-style-name="P14" svg:width="2.3961in" svg:height="0.5453in" draw:transform="rotate (-3.14159265358979) translate (4.19791666666667in 0.795138888888889in)">
        <draw:text-box>
          <text:p text:style-name="P13"><text:span text:style-name="T7">Iowa Scaled Engineering, LLC</text:span></text:p>
          <text:p text:style-name="P13"><text:span text:style-name="T7"/></text:p>
          <text:p text:style-name="P13"><text:span text:style-name="T7">http://iascaled.com/</text:span></text:p>
        </draw:text-box>
      </draw:fram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x="1.25in" svg:y="0.0929in" svg:width="3in" svg:height="0.3299in" draw:z-index="2"><draw:image xlink:href="Pictures/1000020100000BB50000014D05DD584B71C48E3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8">Modular Signaling System<text:line-break/><text:span text:style-name="T2">Cascade</text:span> <text:span text:style-name="T3">Module</text:span></text:p>
      <text:p text:style-name="P5"/>
      <text:p text:style-name="P12"><text:span text:style-name="T4">The MSS-CASCADE is a fully integrated module implementing the Module Signaling System (MSS) cascade function, providing </text:span>simple ABS signal functionality at a block boundary<text:span text:style-name="T4">. <text:s/>It contains the block detection circuitry, optical detector, MSS bus logic, and LED signal drivers.</text:span></text:p>
      <text:p text:style-name="P9"/>
      <text:p text:style-name="P3"><text:span text:style-name="T5">M</text:span><text:span text:style-name="T6">SS-CASCADE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bdings" svg:font-family="Webdings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Hindi" style:font-family-complex="'Lohit Hind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6in" fo:page-height="4in" style:num-format="1" style:print-orientation="landscape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4in" fo:page-height="6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Petersen</meta:initial-creator>
    <meta:creation-date>2013-04-28T09:10:53</meta:creation-date>
    <meta:generator>LibreOffice/5.3.3.2$Linux_X86_64 LibreOffice_project/30m0$Build-2</meta:generator>
    <dc:date>2017-06-17T20:14:50.762377700</dc:date>
    <meta:editing-duration>PT1H8M</meta:editing-duration>
    <meta:editing-cycles>25</meta:editing-cycles>
    <meta:print-date>2017-06-17T20:13:11.721374959</meta:print-date>
    <meta:document-statistic meta:table-count="0" meta:image-count="1" meta:object-count="0" meta:page-count="1" meta:paragraph-count="3" meta:word-count="45" meta:character-count="323" meta:non-whitespace-character-count="280"/>
  </office:meta>
</office:document-meta>
</file>